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6.89mm" svg:y="134.67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.00.0000</text:date>, <text:time style:data-style-name="N2" text:time-value="11:29:19.42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87</meta:editing-cycles>
    <meta:editing-duration>PT1H33M7S</meta:editing-duration>
    <dc:title>Saison Ekkart</dc:title>
    <dc:date>2015-11-25T11:29:27.904000000</dc:date>
    <dc:creator>Ekkart Kleinod</dc:creator>
    <meta:generator>LibreOffice/5.0.2.2$Windows_X86_64 LibreOffice_project/37b43f919e4de5eeaca9b9755ed688758a8251fe</meta:generator>
    <meta:document-statistic meta:table-count="1" meta:cell-count="2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